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333333" fo:font-size="14pt" fo:font-weight="bold" officeooo:rsid="000cff9d" officeooo:paragraph-rsid="001c3bf9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333333" fo:font-size="32pt" fo:font-weight="normal" officeooo:rsid="000cff9d" officeooo:paragraph-rsid="001c3bf9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333333" fo:font-size="32pt" fo:font-weight="normal" officeooo:rsid="000cff9d" officeooo:paragraph-rsid="001dc2f1" style:font-size-asian="32pt" style:font-weight-asian="normal" style:font-size-complex="32pt" style:font-weight-complex="normal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fo:color="#333333" fo:font-size="14pt" fo:font-weight="bold" officeooo:rsid="000cff9d" officeooo:paragraph-rsid="001c3bf9" style:font-size-asian="14pt" style:font-weight-asian="bold" style:font-size-complex="14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8pt" fo:font-weight="normal" officeooo:rsid="001c3bf9" style:font-size-asian="28pt" style:font-weight-asian="normal" style:font-size-complex="28pt" style:font-weight-complex="normal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size="30pt" fo:font-weight="normal" style:font-size-asian="30pt" style:font-weight-asian="normal" style:font-size-complex="30pt" style:font-weight-complex="normal"/>
    </style:style>
    <style:style style:name="T9" style:family="text">
      <style:text-properties fo:font-size="29pt" fo:font-weight="normal" style:font-size-asian="29pt" style:font-weight-asian="normal" style:font-size-complex="29pt" style:font-weight-complex="normal"/>
    </style:style>
    <style:style style:name="T10" style:family="text">
      <style:text-properties fo:font-size="29pt" fo:font-weight="normal" officeooo:rsid="001c3bf9" style:font-size-asian="29pt" style:font-weight-asian="normal" style:font-size-complex="29pt" style:font-weight-complex="normal"/>
    </style:style>
    <style:style style:name="T11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4.895cm" fo:min-width="0.3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4.923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Novo Dia, Novo Tempo</text:span><text:span text:style-name="T3"><text:tab/></text:span><text:span text:style-name="T4">Renascer Praise<text:tab/></text:span><text:span text:style-name="T9">[ 1</text:span><text:span text:style-name="T10">5</text:span><text:span text:style-name="T9"> ]</text:span></text:p>
      <text:p text:style-name="P1"><text:s text:c="2"/></text:p>
      <text:p text:style-name="P3">Quando um novo dia</text:p>
      <text:p text:style-name="P3">começa ninguém vê</text:p>
      <text:p text:style-name="P2">Mas à meia-noite tudo já mudou</text:p>
      <text:p text:style-name="P2">No tempo de Deus vai aparecer</text:p>
      <text:p text:style-name="P2">O que Ele já mostrou ao que crê</text:p>
      <text:p text:style-name="P2"/>
      <text:p text:style-name="P3">Nem tudo o que acontece</text:p>
      <text:p text:style-name="P3">dá pra entender</text:p>
      <text:p text:style-name="P2">Andando pela fé a gente vai vencer</text:p>
      <text:p text:style-name="P3">O que quero mais é me</text:p>
      <text:p text:style-name="P3">encher do teu poder</text:p>
      <text:p text:style-name="P3">Jesus, se estás comigo,</text:p>
      <text:p text:style-name="P3">a quem eu temerei?</text:p>
      <text:p text:style-name="P2"><draw:custom-shape text:anchor-type="paragraph" draw:z-index="1" draw:style-name="gr2" draw:text-style-name="P5" svg:width="0.318cm" svg:height="4.922cm" svg:x="14.51cm" svg:y="1.09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0" draw:style-name="gr1" draw:text-style-name="P5" svg:width="0.345cm" svg:height="4.896cm" svg:x="2.251cm" svg:y="1.097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2"><draw:frame text:anchor-type="paragraph" draw:z-index="2" draw:style-name="gr3" draw:text-style-name="P7" svg:width="0.477cm" svg:height="2.691cm" svg:x="15.065cm" svg:y="0.961cm"><draw:text-box><text:p text:style-name="P6">3x</text:p><text:p text:style-name="P6">F</text:p><text:p text:style-name="P6">I</text:p><text:p text:style-name="P6">N</text:p><text:p text:style-name="P6">A</text:p><text:p text:style-name="P6">L</text:p></draw:text-box></draw:frame>Novo dia, novo tempo</text:p>
      <text:p text:style-name="P2"><draw:frame text:anchor-type="paragraph" draw:z-index="3" draw:style-name="gr4" draw:text-style-name="P9" svg:width="0.636cm" svg:height="0.451cm" svg:x="1.334cm" svg:y="0.94cm"><draw:text-box><text:p text:style-name="P8"><text:span text:style-name="T11">2x</text:span></text:p></draw:text-box></draw:frame>A fé faz aparecer</text:p>
      <text:p text:style-name="P2">O impossível, o inatingível</text:p>
      <text:p text:style-name="P2">De repente vai aconte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4:15:03.134548054</dc:date>
    <meta:editing-duration>PT25M58S</meta:editing-duration>
    <meta:editing-cycles>18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8" meta:word-count="85" meta:character-count="411" meta:non-whitespace-character-count="341"/>
  </office:meta>
</office:document-meta>
</file>